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9D000001539F00CD1E952CFFB5.png" manifest:media-type="image/png"/>
  <manifest:file-entry manifest:full-path="Pictures/100000010000039D000000BC5AA7B086EFCA9695.png" manifest:media-type="image/png"/>
  <manifest:file-entry manifest:full-path="Pictures/100000010000039D000002AB975CF29F64CC674E.png" manifest:media-type="image/png"/>
  <manifest:file-entry manifest:full-path="Pictures/100000010000039D000000FF192AE1C73744E136.png" manifest:media-type="image/png"/>
  <manifest:file-entry manifest:full-path="Pictures/100000010000039D00000162DB47E90B18AA0AE1.png" manifest:media-type="image/png"/>
  <manifest:file-entry manifest:full-path="Pictures/100000010000039D000000FF6D4A5F2BF3B129D0.png" manifest:media-type="image/png"/>
  <manifest:file-entry manifest:full-path="Pictures/100000010000039D0000039C6AA99BA3951F6F12.png" manifest:media-type="image/png"/>
  <manifest:file-entry manifest:full-path="Pictures/100000010000039D000001386272DA25451149BD.png" manifest:media-type="image/png"/>
  <manifest:file-entry manifest:full-path="Pictures/100000010000039D000001C6036176F10FFDCB17.png" manifest:media-type="image/png"/>
  <manifest:file-entry manifest:full-path="Pictures/1000000100000382000001C778CF3545FE1838BF.png" manifest:media-type="image/png"/>
  <manifest:file-entry manifest:full-path="Pictures/100000010000039D0000010EF3AA2743F405B23E.png" manifest:media-type="image/png"/>
  <manifest:file-entry manifest:full-path="Pictures/10000001000003820000015952A701F969739E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fb7" officeooo:paragraph-rsid="0013ff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width="17cm" svg:height="6.53cm" draw:z-index="0"><draw:image xlink:href="Pictures/10000001000003820000015952A701F969739E4B.png" xlink:type="simple" xlink:show="embed" xlink:actuate="onLoad" draw:mime-type="image/png"/></draw:frame>Sad</text:p>
      <text:p text:style-name="P1"><draw:frame draw:style-name="fr1" draw:name="Изображение2" text:anchor-type="char" svg:width="17cm" svg:height="8.613cm" draw:z-index="1"><draw:image xlink:href="Pictures/1000000100000382000001C778CF3545FE1838BF.png" xlink:type="simple" xlink:show="embed" xlink:actuate="onLoad" draw:mime-type="image/png"/></draw:frame>sad</text:p>
      <text:p text:style-name="P1"><draw:frame draw:style-name="fr1" draw:name="Изображение3" text:anchor-type="char" svg:width="17cm" svg:height="5.733cm" draw:z-index="2"><draw:image xlink:href="Pictures/100000010000039D000001386272DA25451149BD.png" xlink:type="simple" xlink:show="embed" xlink:actuate="onLoad" draw:mime-type="image/png"/></draw:frame>sasd</text:p>
      <text:p text:style-name="P1"><draw:frame draw:style-name="fr2" draw:name="Изображение4" text:anchor-type="char" svg:width="17cm" svg:height="16.981cm" draw:z-index="3"><draw:image xlink:href="Pictures/100000010000039D0000039C6AA99BA3951F6F12.png" xlink:type="simple" xlink:show="embed" xlink:actuate="onLoad" draw:mime-type="image/png"/></draw:frame><text:soft-page-break/>sd</text:p>
      <text:p text:style-name="P1"><draw:frame draw:style-name="fr1" draw:name="Изображение5" text:anchor-type="char" svg:width="17cm" svg:height="4.685cm" draw:z-index="4"><draw:image xlink:href="Pictures/100000010000039D000000FF6D4A5F2BF3B129D0.png" xlink:type="simple" xlink:show="embed" xlink:actuate="onLoad" draw:mime-type="image/png"/></draw:frame>asd</text:p>
      <text:p text:style-name="P1"><draw:frame draw:style-name="fr1" draw:name="Изображение6" text:anchor-type="char" svg:width="17cm" svg:height="4.685cm" draw:z-index="5"><draw:image xlink:href="Pictures/100000010000039D000000FF192AE1C73744E136.png" xlink:type="simple" xlink:show="embed" xlink:actuate="onLoad" draw:mime-type="image/png"/></draw:frame><text:soft-page-break/>asd</text:p>
      <text:p text:style-name="P1"><draw:frame draw:style-name="fr1" draw:name="Изображение7" text:anchor-type="char" svg:width="17cm" svg:height="12.552cm" draw:z-index="6"><draw:image xlink:href="Pictures/100000010000039D000002AB975CF29F64CC674E.png" xlink:type="simple" xlink:show="embed" xlink:actuate="onLoad" draw:mime-type="image/png"/></draw:frame>asd</text:p>
      <text:p text:style-name="P1"><draw:frame draw:style-name="fr1" draw:name="Изображение8" text:anchor-type="char" svg:width="17cm" svg:height="4.962cm" draw:z-index="7"><draw:image xlink:href="Pictures/100000010000039D0000010EF3AA2743F405B23E.png" xlink:type="simple" xlink:show="embed" xlink:actuate="onLoad" draw:mime-type="image/png"/></draw:frame>asd</text:p>
      <text:p text:style-name="P1"><draw:frame draw:style-name="fr2" draw:name="Изображение9" text:anchor-type="char" svg:width="17cm" svg:height="6.505cm" draw:z-index="8"><draw:image xlink:href="Pictures/100000010000039D00000162DB47E90B18AA0AE1.png" xlink:type="simple" xlink:show="embed" xlink:actuate="onLoad" draw:mime-type="image/png"/></draw:frame><text:soft-page-break/>asd</text:p>
      <text:p text:style-name="P1"><draw:frame draw:style-name="fr1" draw:name="Изображение10" text:anchor-type="char" svg:width="17cm" svg:height="3.454cm" draw:z-index="9"><draw:image xlink:href="Pictures/100000010000039D000000BC5AA7B086EFCA9695.png" xlink:type="simple" xlink:show="embed" xlink:actuate="onLoad" draw:mime-type="image/png"/></draw:frame>asd</text:p>
      <text:p text:style-name="P1"><draw:frame draw:style-name="fr1" draw:name="Изображение11" text:anchor-type="char" svg:width="17cm" svg:height="8.343cm" draw:z-index="10"><draw:image xlink:href="Pictures/100000010000039D000001C6036176F10FFDCB17.png" xlink:type="simple" xlink:show="embed" xlink:actuate="onLoad" draw:mime-type="image/png"/></draw:frame>asd</text:p>
      <text:p text:style-name="P1"><draw:frame draw:style-name="fr1" draw:name="Изображение12" text:anchor-type="char" svg:width="17cm" svg:height="6.23cm" draw:z-index="11"><draw:image xlink:href="Pictures/100000010000039D000001539F00CD1E952CFFB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08:30:55.776832086</meta:creation-date>
    <meta:generator>LibreOffice/7.5.0.3$Linux_X86_64 LibreOffice_project/50$Build-3</meta:generator>
    <dc:date>2025-03-04T09:18:26.810189967</dc:date>
    <meta:editing-duration>PT47M31S</meta:editing-duration>
    <meta:editing-cycles>1</meta:editing-cycles>
    <meta:document-statistic meta:table-count="0" meta:image-count="12" meta:object-count="0" meta:page-count="5" meta:paragraph-count="11" meta:word-count="11" meta:character-count="33" meta:non-whitespace-character-count="33"/>
  </office:meta>
</office:document-meta>
</file>